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📦 Instalación de Oracle VM VirtualBox 7.1.10 en Windows 10 <text:s/></text:p>
      <text:p text:style-name="Standard">(Incluye Extension Pack)</text:p>
      <text:p text:style-name="Standard"/>
      <text:p text:style-name="Standard">🎯 Objetivo <text:s/></text:p>
      <text:p text:style-name="Standard">Proporcionar un procedimiento reproducible y libre de ambigüedades para instalar Oracle VM VirtualBox 7.1.10 (build 169112) y el Extension Pack correspondiente sobre un sistema operativo Microsoft Windows 10 64-bit, versión 1909 o superior.</text:p>
      <text:p text:style-name="Standard"/>
      <text:p text:style-name="Standard">⚠️ Prerequisitos <text:s/></text:p>
      <text:p text:style-name="Standard">• CPU con virtualización (Intel VT-x / AMD-V) habilitada en firmware. <text:s/></text:p>
      <text:p text:style-name="Standard">• 4 GB RAM mínimo (8 GB recomendado). <text:s/></text:p>
      <text:p text:style-name="Standard">• 500 MB de espacio libre en disco para la aplicación. <text:s/></text:p>
      <text:p text:style-name="Standard">• Cuenta de usuario con permisos de administrador local. <text:s/></text:p>
      <text:p text:style-name="Standard">• Acceso a Internet para descarga de ficheros y verificación de firmas.</text:p>
      <text:p text:style-name="Standard"/>
      <text:p text:style-name="Standard">📚 Ficheros oficiales <text:s/></text:p>
      <text:p text:style-name="Standard">• Instalador: https://download.virtualbox.org/virtualbox/7.1.10/VirtualBox-7.1.10-169112-Win.exe <text:s/></text:p>
      <text:p text:style-name="Standard">• Extension Pack: https://download.virtualbox.org/virtualbox/7.1.10/Oracle_VM_VirtualBox_Extension_Pack-7.1.10.vbox-extpack <text:s/></text:p>
      <text:p text:style-name="Standard">• Checksums (opcional): https://download.virtualbox.org/virtualbox/7.1.10/SHA256SUMS</text:p>
      <text:p text:style-name="Standard"/>
      <text:p text:style-name="Standard">🔧 Procedimiento paso a paso <text:s/></text:p>
      <text:p text:style-name="Standard"/>
      <text:p text:style-name="Standard">1️⃣ Descarga <text:s/></text:p>
      <text:p text:style-name="Standard"><text:s text:c="2"/>a. Abrir navegador y descargar el instalador desde el enlace oficial citado. <text:s/></text:p>
      <text:p text:style-name="Standard"><text:s text:c="2"/>b. (Recomendado) Verificar hash SHA-256 del ejecutable contra el fichero SHA256SUMS.</text:p>
      <text:p text:style-name="Standard"/>
      <text:p text:style-name="Standard">2️⃣ Ejecución del instalador <text:s/></text:p>
      <text:p text:style-name="Standard"><text:s text:c="2"/>a. Acceder a la carpeta Descargas → clic derecho → “Ejecutar como administrador” sobre VirtualBox-7.1.10-169112-Win.exe. <text:s/></text:p>
      <text:p text:style-name="Standard"><text:s text:c="2"/>b. Aceptar Control de Cuenta de Usuario (UAC).</text:p>
      <text:p text:style-name="Standard"/>
      <text:p text:style-name="Standard">3️⃣ Asistente de instalación <text:s/></text:p>
      <text:p text:style-name="Standard"><text:s text:c="2"/>1. Pantalla “Bienvenido” → Next. <text:s/></text:p>
      <text:p text:style-name="Standard"><text:s text:c="2"/>2. Selección de componentes: <text:s/></text:p>
      <text:p text:style-name="Standard"><text:s text:c="5"/>• VirtualBox Application (obligatorio) <text:s/></text:p>
      <text:p text:style-name="Standard"><text:s text:c="5"/>• VirtualBox USB Support (tildado) <text:s/></text:p>
      <text:p text:style-name="Standard"><text:s text:c="5"/>• VirtualBox Networking (todos los subcomponentes tildados) <text:s/></text:p>
      <text:p text:style-name="Standard"><text:s text:c="5"/>• Python (opcional, útil para API) <text:s/></text:p>
      <text:p text:style-name="Standard"><text:s text:c="5"/>→ Next. <text:s/></text:p>
      <text:p text:style-name="Standard"><text:s text:c="2"/>3. Ubicación de destino: C:\Program Files\Oracle\VirtualBox (por defecto) → Next. <text:s/></text:p>
      <text:p text:style-name="Standard"><text:s text:c="2"/>4. Advertencia de interfaces de red: aceptar creación de “VirtualBox Host-Only Ethernet Adapter” → Yes. <text:s/></text:p>
      <text:p text:style-name="Standard"><text:s text:c="2"/>5. Ready to Install → Install. <text:s/></text:p>
      <text:p text:style-name="Standard"><text:s text:c="2"/>6. Finalizar → Finish (dejar tildada la opción “Start Oracle VM VirtualBox …” para comprobar arranque).</text:p>
      <text:p text:style-name="Standard"/>
      <text:p text:style-name="Standard">4️⃣ Comprobación inicial <text:s/></text:p>
      <text:p text:style-name="Standard"><text:s text:c="2"/>• Al abrirse la GUI principal, verificar versión: Help → About VirtualBox → 7.1.10 r169112. <text:s/></text:p>
      <text:p text:style-name="Standard"><text:s text:c="2"/>• Cerrar aplicación.</text:p>
      <text:p text:style-name="Standard"/>
      <text:p text:style-name="Standard"><text:soft-page-break/>5️⃣ Instalación del Extension Pack <text:s/></text:p>
      <text:p text:style-name="Standard"><text:s text:c="2"/>a. Descargar Oracle_VM_VirtualBox_Extension_Pack-7.1.10.vbox-extpack (mismo directorio que el instalador). <text:s/></text:p>
      <text:p text:style-name="Standard"><text:s text:c="2"/>b. Doble clic sobre el archivo .vbox-extpack → Asociación automática con VirtualBox. <text:s/></text:p>
      <text:p text:style-name="Standard"><text:s text:c="2"/>c. Aceptar licencia PUEL (scroll hasta el final → “I Agree”). <text:s/></text:p>
      <text:p text:style-name="Standard"><text:s text:c="2"/>d. Introducir credenciales de administrador si UAC lo solicita. <text:s/></text:p>
      <text:p text:style-name="Standard"><text:s text:c="2"/>e. Mensaje “Successfully installed” → OK.</text:p>
      <text:p text:style-name="Standard"/>
      <text:p text:style-name="Standard">6️⃣ Validación del Extension Pack <text:s/></text:p>
      <text:p text:style-name="Standard"><text:s text:c="2"/>• File → Preferences → Extensions: debe aparecer “Oracle VM VirtualBox Extension Pack” con versión 7.1.10 y estado “Active”.</text:p>
      <text:p text:style-name="Standard"/>
      <text:p text:style-name="Standard">7️⃣ Configuración post-instalación (optativo) <text:s/></text:p>
      <text:p text:style-name="Standard"><text:s text:c="2"/>• File → Preferences → Input → deshabilitar “Auto-capture keyboard” si se requiere. <text:s/></text:p>
      <text:p text:style-name="Standard"><text:s text:c="2"/>• Network → Host-only Networks → crear adaptador adicional si se planean VMs aisladas.</text:p>
      <text:p text:style-name="Standard"/>
      <text:p text:style-name="Standard">✅ Criterios de salida <text:s/></text:p>
      <text:p text:style-name="Standard">• VirtualBox 7.1.10 visible en “Programas y características” de Windows. <text:s/></text:p>
      <text:p text:style-name="Standard">• Extension Pack listado como activo en Preferences → Extensions. <text:s/></text:p>
      <text:p text:style-name="Standard">• Sin errores en Device Manager relacionados con “VirtualBox Host-Only Adapter”. <text:s/></text:p>
      <text:p text:style-name="Standard">• Capacidad de crear y arrancar una VM de prueba (sin SO) sin mensajes de advertencia críticos.</text:p>
      <text:p text:style-name="Standard"/>
      <text:p text:style-name="Standard">🔚 Fin del ejercici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23:41:25.204960599</meta:creation-date>
    <dc:date>2025-09-09T23:42:48.796481211</dc:date>
    <meta:editing-duration>PT1M24S</meta:editing-duration>
    <meta:editing-cycles>1</meta:editing-cycles>
    <meta:document-statistic meta:table-count="0" meta:image-count="0" meta:object-count="0" meta:page-count="2" meta:paragraph-count="53" meta:word-count="439" meta:character-count="3305" meta:non-whitespace-character-count="2774"/>
    <meta:generator>LibreOffice/24.2.2.2$Linux_X86_64 LibreOffice_project/d56cc158d8a96260b836f100ef4b4ef25d6f1a01</meta:generator>
  </office:meta>
</office:document-meta>
</file>